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b6029"/>
    </style:style>
    <style:style style:name="P2" style:family="paragraph" style:parent-style-name="List_20_Paragraph">
      <style:text-properties officeooo:rsid="001ee69c" officeooo:paragraph-rsid="001ee69c"/>
    </style:style>
    <style:style style:name="P3" style:family="paragraph" style:parent-style-name="List_20_Paragraph">
      <style:text-properties fo:font-weight="bold" officeooo:paragraph-rsid="001b6029" style:font-weight-asian="bold" style:font-weight-complex="bold"/>
    </style:style>
    <style:style style:name="P4" style:family="paragraph" style:parent-style-name="List_20_Paragraph">
      <style:text-properties fo:font-weight="bold" officeooo:paragraph-rsid="001ee69c" style:font-weight-asian="bold" style:font-weight-complex="bold"/>
    </style:style>
    <style:style style:name="P5" style:family="paragraph" style:parent-style-name="List_20_Paragraph">
      <style:paragraph-properties fo:text-align="center" style:justify-single-word="false"/>
      <style:text-properties fo:font-weight="bold" officeooo:rsid="00321762" officeooo:paragraph-rsid="00321762" style:font-weight-asian="bold" style:font-weight-complex="bold"/>
    </style:style>
    <style:style style:name="P6" style:family="paragraph" style:parent-style-name="Table_20_Contents">
      <style:text-properties officeooo:rsid="002dd068" officeooo:paragraph-rsid="002dd068"/>
    </style:style>
    <style:style style:name="P7" style:family="paragraph" style:parent-style-name="Table_20_Contents">
      <style:text-properties officeooo:rsid="0030d2c0" officeooo:paragraph-rsid="0030d2c0"/>
    </style:style>
    <style:style style:name="P8" style:family="paragraph" style:parent-style-name="List_20_Paragraph">
      <style:text-properties officeooo:rsid="0032e753" officeooo:paragraph-rsid="001e016f"/>
    </style:style>
    <style:style style:name="P9" style:family="paragraph" style:parent-style-name="List_20_Paragraph" style:list-style-name="L1">
      <style:text-properties officeooo:rsid="001e016f" officeooo:paragraph-rsid="001e016f"/>
    </style:style>
    <style:style style:name="P10" style:family="paragraph" style:parent-style-name="List_20_Paragraph" style:list-style-name="L1">
      <style:text-properties officeooo:rsid="0020b3c5" officeooo:paragraph-rsid="0024896e"/>
    </style:style>
    <style:style style:name="P11" style:family="paragraph" style:parent-style-name="List_20_Paragraph" style:list-style-name="L1">
      <style:text-properties officeooo:rsid="0020b3c5" officeooo:paragraph-rsid="0020b3c5"/>
    </style:style>
    <style:style style:name="P12" style:family="paragraph" style:parent-style-name="List_20_Paragraph" style:list-style-name="L1">
      <style:text-properties officeooo:rsid="0023703d" officeooo:paragraph-rsid="001ee69c"/>
    </style:style>
    <style:style style:name="P13" style:family="paragraph" style:parent-style-name="List_20_Paragraph">
      <style:text-properties fo:font-weight="bold" officeooo:rsid="00275458" officeooo:paragraph-rsid="001b6029" style:font-weight-asian="bold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 style:writing-mode="page"/>
      <style:text-properties officeooo:paragraph-rsid="001b6029"/>
    </style:style>
    <style:style style:name="P15" style:family="paragraph" style:parent-style-name="List_20_Paragraph" style:master-page-name="">
      <loext:graphic-properties draw:fill="none"/>
      <style:paragraph-properties fo:margin-left="1.1866in" fo:margin-right="0in" fo:margin-top="0in" fo:margin-bottom="0.139in" loext:contextual-spacing="true" fo:text-indent="-0.6866in" style:auto-text-indent="false" style:page-number="auto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6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17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8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9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ca3aa" style:font-weight-asian="normal" style:font-weight-complex="normal"/>
    </style:style>
    <style:style style:name="P20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ca3aa" officeooo:paragraph-rsid="003ca3aa" style:font-weight-asian="normal" style:font-weight-complex="normal"/>
    </style:style>
    <style:style style:name="P21" style:family="paragraph" style:parent-style-name="List_20_Paragraph">
      <loext:graphic-properties draw:fill="none"/>
      <style:paragraph-properties fo:margin-left="1.1866in" fo:margin-right="0in" fo:margin-top="0in" fo:margin-bottom="0in" loext:contextual-spacing="true" fo:line-height="100%" fo:text-indent="-0.6866in" style:auto-text-indent="false" fo:background-color="transparent" style:writing-mode="page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22" style:family="paragraph" style:parent-style-name="List_20_Paragraph">
      <style:paragraph-properties fo:margin-left="1.2in" fo:margin-right="0in" fo:margin-top="0in" fo:margin-bottom="0in" loext:contextual-spacing="true" fo:line-height="100%" fo:text-indent="-0.7in" style:auto-text-indent="false" style:writing-mode="page">
        <style:tab-stops/>
      </style:paragraph-properties>
      <style:text-properties officeooo:rsid="0042affa" officeooo:paragraph-rsid="0042affa"/>
    </style:style>
    <style:style style:name="P23" style:family="paragraph" style:parent-style-name="List_20_Paragraph">
      <style:paragraph-properties fo:margin-top="0in" fo:margin-bottom="0in" loext:contextual-spacing="true" fo:line-height="100%" style:writing-mode="page"/>
      <style:text-properties officeooo:paragraph-rsid="001b6029"/>
    </style:style>
    <style:style style:name="T1" style:family="text">
      <style:text-properties officeooo:rsid="0022a098"/>
    </style:style>
    <style:style style:name="T2" style:family="text">
      <style:text-properties officeooo:rsid="002f4a4d"/>
    </style:style>
    <style:style style:name="T3" style:family="text">
      <style:text-properties officeooo:rsid="002fdc54"/>
    </style:style>
    <style:style style:name="T4" style:family="text">
      <style:text-properties officeooo:rsid="0030d2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dd068" style:font-weight-asian="bold" style:font-weight-complex="bold"/>
    </style:style>
    <style:style style:name="T7" style:family="text">
      <style:text-properties officeooo:rsid="0039931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affe0"/>
    </style:style>
    <style:style style:name="T10" style:family="text">
      <style:text-properties officeooo:rsid="003ca3aa"/>
    </style:style>
    <style:style style:name="T11" style:family="text">
      <style:text-properties officeooo:rsid="003e8d47"/>
    </style:style>
    <style:style style:name="T12" style:family="text">
      <style:text-properties officeooo:rsid="003f3fba"/>
    </style:style>
    <style:style style:name="T13" style:family="text">
      <style:text-properties officeooo:rsid="0040debd"/>
    </style:style>
    <style:style style:name="T14" style:family="text">
      <style:text-properties officeooo:rsid="00412b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HCL Degree Planner</text:p>
      <text:p text:style-name="P5"/>
      <text:p text:style-name="P3"/>
      <text:p text:style-name="P3"><text:span text:style-name="T1">P</text:span>urpose</text:p>
      <text:p text:style-name="P8">This program will help UHCL Computer Science B.S. students select courses for the next term and all subsequent terms until graduation.</text:p>
      <text:p text:style-name="P1"/>
      <text:p text:style-name="P4"><text:span text:style-name="T1">F</text:span>eatures</text:p>
      <text:list xml:id="list1530507498" text:style-name="L1">
        <text:list-item>
          <text:p text:style-name="P9"><text:span text:style-name="T1">Students will be </text:span>present<text:span text:style-name="T1">ed</text:span> with a list of only the courses eligible to be taken <text:span text:style-name="T1">for each term. <text:s/>Courses that have unmet prerequisites will not be shown. <text:s/>Upper-Level CSCI and CENG courses will not be shown until the CS Lower-Level Core is complete.</text:span></text:p>
        </text:list-item>
        <text:list-item>
          <text:p text:style-name="P10"><text:span text:style-name="T1">F</text:span>or each course that can be taken, the number of other courses for which that course is a prerequisite <text:span text:style-name="T1">will be shown. <text:s/>This should encourage students to prioritize taking courses that are prerequisites for subsequent courses.</text:span></text:p>
        </text:list-item>
        <text:list-item>
          <text:p text:style-name="P11"><text:span text:style-name="T12">At the beginning of the program, students can indicate </text:span>courses already completed <text:span text:style-name="T12">through </text:span>keyboard <text:span text:style-name="T12">input </text:span>and/or from an input file.</text:p>
        </text:list-item>
        <text:list-item>
          <text:p text:style-name="P12">After choosing courses for each term until all requirements are completed, students will be presented with a degree plan summary that can also be saved to a file.</text:p>
        </text:list-item>
      </text:list>
      <text:p text:style-name="P2"/>
      <text:p text:style-name="P13">Inputs and Outputs</text:p>
      <text:p text:style-name="P15">Input<text:tab/>Data defined in constants include …</text:p>
      <text:p text:style-name="P18"><text:tab/>COURSECATALOG<text:tab/><text:span text:style-name="T10">all </text:span>courses, courses titles, and their prerequisites</text:p>
      <text:p text:style-name="P19"><text:tab/><text:span text:style-name="T10">LANG_PHIL_CULTURE<text:tab/>Language, Philosophy, and Culture courses</text:span></text:p>
      <text:p text:style-name="P19"><text:tab/><text:span text:style-name="T10">CREATIVE_ARTS<text:tab/>Creative Arts courses</text:span></text:p>
      <text:p text:style-name="P19"><text:tab/><text:span text:style-name="T10">SOCIAL_SCIENCE<text:tab/>Social/Behavioral Science courses</text:span></text:p>
      <text:p text:style-name="P20"><text:tab/>UNI_CORE<text:tab/>University Core courses</text:p>
      <text:p text:style-name="P20"><text:tab/>MAJOR_REQ<text:tab/>CS BS Major <text:span text:style-name="T13">courses</text:span></text:p>
      <text:p text:style-name="P20"><text:tab/>LLC<text:tab/><text:tab/>CS <text:span text:style-name="T13">BS </text:span>Lower-Level Core courses</text:p>
      <text:p text:style-name="P20"><text:tab/>ELECTIVES<text:tab/>CS Major Electives</text:p>
      <text:p text:style-name="P17"/>
      <text:p text:style-name="P16">Input<text:tab/>The student will be prompted to enter courses already <text:span text:style-name="T14">completed</text:span> and/or <text:span text:style-name="T9">a </text:span>file nam<text:span text:style-name="T9">e</text:span> with a list of courses to load.</text:p>
      <text:p text:style-name="P16">Output<text:tab/>The program will verify each course that is successfully added.</text:p>
      <text:p text:style-name="P16"/>
      <text:p text:style-name="P16">Input<text:tab/>The student will be prompted to enter their starting term (Fall, Spring, or Summer).</text:p>
      <text:p text:style-name="P16">Input<text:tab/>The student will be prompted to enter their starting year (last 2-digits only).</text:p>
      <text:p text:style-name="P16"/>
      <text:p text:style-name="P16">Output<text:tab/>The program will print a heading for the term <text:span text:style-name="T14">(</text:span>e.g. “Fall 2017 choices:”<text:span text:style-name="T14">)</text:span> followed by a numbered menu of eligible courses to take.</text:p>
      <text:p text:style-name="P16">Input<text:tab/>The student will select courses by menu number, press<text:span text:style-name="T9">ing</text:span> &lt;Enter&gt; when finished.</text:p>
      <text:p text:style-name="P16">Output<text:tab/>The program will restate the courses selected for that term.</text:p>
      <text:p text:style-name="P16"/>
      <text:p text:style-name="P16"><text:tab/>The program will continue in a loop, presenting <text:span text:style-name="T9">a </text:span>course menu for <text:span text:style-name="T9">subsequent </text:span>term<text:span text:style-name="T9">s</text:span> until all required courses are complete.</text:p>
      <text:p text:style-name="P16"/>
      <text:p text:style-name="P16">Output<text:tab/>After all required courses have been chosen, a complete degree plan summary will be presented showing which courses are planned for each term <text:span text:style-name="T14">until</text:span> degree completion.</text:p>
      <text:p text:style-name="P16"/>
      <text:p text:style-name="P21"><text:soft-page-break/>Input<text:tab/>The student will then be prompted to enter a file name to save the degree plan summary.</text:p>
      <text:p text:style-name="P21">Output<text:tab/>If a file name is entered, the degree plan summary will be saved <text:span text:style-name="T9">to the file.</text:span></text:p>
      <text:p text:style-name="P23"><text:span text:style-name="T6"/></text:p>
      <text:p text:style-name="P23"><text:span text:style-name="T6">S</text:span><text:span text:style-name="T5">chedule</text:span></text:p>
      <text:p text:style-name="P22">Nov 7<text:tab/>The program already works. <text:s/>Continually make incremental improvements to the program code and in-line comments. <text:s/>Add introductory and explanatory text output and improve the presentation of prompts to the user. <text:s/>Write the pseudocode. <text:s/>Start writing test code if I can find out what the testing guidelines are. <text:s/></text:p>
      <text:p text:style-name="P22"/>
      <text:p text:style-name="P22">Nov 14<text:tab/>Pseudocode complete. Continue developing the test code. </text:p>
      <text:p text:style-name="P22"/>
      <text:p text:style-name="P22">Nov 21<text:tab/>Testing complete. <text:s/>Write the flowchart.</text:p>
      <text:p text:style-name="P22"/>
      <text:p text:style-name="P22">Nov 28<text:tab/>Flowchart complete</text:p>
      <text:p text:style-name="P22"/>
      <text:p text:style-name="P22">Nov 30<text:tab/>Presentatio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4T17:09:57.352082956</dc:date>
    <meta:editing-duration>PT2H11M27S</meta:editing-duration>
    <meta:editing-cycles>31</meta:editing-cycles>
    <meta:generator>LibreOffice/5.3.1.2$Linux_X86_64 LibreOffice_project/30m0$Build-2</meta:generator>
    <meta:document-statistic meta:table-count="0" meta:image-count="0" meta:object-count="0" meta:page-count="2" meta:paragraph-count="35" meta:word-count="473" meta:character-count="2942" meta:non-whitespace-character-count="2487"/>
  </office:meta>
</office:document-meta>
</file>